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010" officeooo:paragraph-rsid="000a6010" fo:background-color="#ffff00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a6010" officeooo:paragraph-rsid="000a6010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a6010" officeooo:paragraph-rsid="000a6010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a6010" officeooo:paragraph-rsid="000a6010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a6010" officeooo:paragraph-rsid="000a6010" fo:background-color="#ffff0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a6010" officeooo:paragraph-rsid="000a6010" fo:background-color="transparent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bold" officeooo:rsid="000a6010" officeooo:paragraph-rsid="000a6010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a6010" officeooo:paragraph-rsid="000a6010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0a6010" officeooo:paragraph-rsid="000a6010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4pt" fo:font-weight="bold" officeooo:rsid="000a6010" officeooo:paragraph-rsid="000a6010" fo:background-color="transparent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ES6 - let, const, arrow functions e template literals</text:p>
      <text:p text:style-name="Standard"/>
      <text:p text:style-name="P2">Parte I - var, let e const</text:p>
      <text:p text:style-name="Standard"/>
      <text:p text:style-name="Standard">const technologies = ['Javascript', 'CSS', 'HTML'];</text:p>
      <text:p text:style-name="Standard">technologies.push('React');</text:p>
      <text:p text:style-name="Standard">console.log(technologies); // [ 'Javascript', 'CSS', 'HTML', 'React' ]</text:p>
      <text:p text:style-name="Standard"/>
      <text:p text:style-name="Standard">technologies = ['Javascript', 'CSS', 'HTML', 'React']</text:p>
      <text:p text:style-name="Standard">console.log(technologies); // Erro</text:p>
      <text:p text:style-name="Standard"/>
      <text:p text:style-name="P1">Com o push, a constante ‘muda’ uma propriedade, mas continua ‘constante’</text:p>
      <text:p text:style-name="P1"/>
      <text:p text:style-name="P3"/>
      <text:p text:style-name="P3">Parte II - template literals</text:p>
      <text:p text:style-name="P4"/>
      <text:p text:style-name="P4">const myName = "Isabella"</text:p>
      <text:p text:style-name="P4">console.log(`Welcome ${myName}!`);</text:p>
      <text:p text:style-name="P4"/>
      <text:p text:style-name="P4">// Com o template literals</text:p>
      <text:p text:style-name="P4">console.log(`Primeira linha;</text:p>
      <text:p text:style-name="P4">Segunda linha;</text:p>
      <text:p text:style-name="P4">Terceira linha;`</text:p>
      <text:p text:style-name="P4">)</text:p>
      <text:p text:style-name="P4"/>
      <text:p text:style-name="P4">// Sem o template literals:</text:p>
      <text:p text:style-name="P4">console.log('Primeira linha;\n' + 'Segunda linha;\n' + 'Terceira linha;\n')</text:p>
      <text:p text:style-name="P4"/>
      <text:p text:style-name="P3">Parte III - arrow functions</text:p>
      <text:p text:style-name="P3"/>
      <text:p text:style-name="P5">const printName = function () {</text:p>
      <text:p text:style-name="P5"><text:s text:c="2"/>const myName = "Lucas";</text:p>
      <text:p text:style-name="P5"><text:s text:c="2"/>return myName;</text:p>
      <text:p text:style-name="P5">}</text:p>
      <text:p text:style-name="P5">console.log(printName());</text:p>
      <text:p text:style-name="P5"/>
      <text:p text:style-name="P6">Simplificando...</text:p>
      <text:p text:style-name="P5"/>
      <text:p text:style-name="P5">const printName = () =&gt; {</text:p>
      <text:p text:style-name="P5"><text:s text:c="2"/>const myName = "Lucas";</text:p>
      <text:p text:style-name="P5"><text:s text:c="2"/>return myName;</text:p>
      <text:p text:style-name="P5">}</text:p>
      <text:p text:style-name="P5">console.log(printName());</text:p>
      <text:p text:style-name="P5"/>
      <text:p text:style-name="P6">Simplificando mais…</text:p>
      <text:p text:style-name="P6"/>
      <text:p text:style-name="P5">const printName = () =&gt; "Lucas";</text:p>
      <text:p text:style-name="P5">console.log(printName());</text:p>
      <text:p text:style-name="P5"/>
      <text:p text:style-name="P8">Quando a função recebe apenas um argumento, como podemos ver no exemplo abaixo:</text:p>
      <text:p text:style-name="P5"/>
      <text:p text:style-name="P5"><text:soft-page-break/>const multiplyByTwo = number =&gt; number * 2;</text:p>
      <text:p text:style-name="P5">console.log(multiplyByTwo(10));</text:p>
      <text:p text:style-name="P5"/>
      <text:p text:style-name="P7">Em funções que recebem mais de um parâmetro, os parênteses não são omitidos:</text:p>
      <text:p text:style-name="P5"/>
      <text:p text:style-name="P5">const multiplication = (number, multi) =&gt; number * multi;</text:p>
      <text:p text:style-name="P5">console.log(multiplication(8, 2));</text:p>
      <text:p text:style-name="P5"/>
      <text:p text:style-name="P3"/>
      <text:p text:style-name="P3">Parte IV - ternary operator</text:p>
      <text:p text:style-name="P3"/>
      <text:p text:style-name="P5">// A sintaxe básica do operador ternário é muito simples:</text:p>
      <text:p text:style-name="P5">`expressão verdadeira ou falsa` ? `retorno se verdadeira` : `retorno se falsa`;</text:p>
      <text:p text:style-name="P5"/>
      <text:p text:style-name="P5">// Assim, por exemplo, podemos ter expressões com a seguinte estrutura:</text:p>
      <text:p text:style-name="P5">const trueExpression = (1 + 1 === 2) ? `isso é verdade` : `isso é mentira`;</text:p>
      <text:p text:style-name="P5">console.log(trueExpression) // isso é verdade</text:p>
      <text:p text:style-name="P5"/>
      <text:p text:style-name="P5">const falseExpression = (2 + 2 === 3) ? `isso é verdade` : `isso é mentira`;</text:p>
      <text:p text:style-name="P5">console.log(falseExpression) // isso é mentira</text:p>
      <text:p text:style-name="P5"/>
      <text:p text:style-name="P5"/>
      <text:p text:style-name="P5"/>
      <text:p text:style-name="P5">// Situação em que é mais simples usar o operador ternário:</text:p>
      <text:p text:style-name="P5">const checkIfElse = (age) =&gt; {</text:p>
      <text:p text:style-name="P5"><text:s text:c="2"/>if (age &gt;= 18) {</text:p>
      <text:p text:style-name="P5"><text:s text:c="4"/>return `Você tem idade para dirigir!`;</text:p>
      <text:p text:style-name="P5"><text:s text:c="2"/>} else {</text:p>
      <text:p text:style-name="P5"><text:s text:c="4"/>return `Você ainda não tem idade para dirigir...`;</text:p>
      <text:p text:style-name="P5"><text:s text:c="2"/>}</text:p>
      <text:p text:style-name="P5">};</text:p>
      <text:p text:style-name="P5"/>
      <text:p text:style-name="P5">const checkTernary = (age) =&gt; (</text:p>
      <text:p text:style-name="P5"><text:s text:c="2"/>age &gt;= 18 ? `Você tem idade para dirigir!` : `Você ainda não tem idade para dirigir...`</text:p>
      <text:p text:style-name="P5">);</text:p>
      <text:p text:style-name="P5"/>
      <text:p text:style-name="P5">// ------------------------</text:p>
      <text:p text:style-name="P5"/>
      <text:p text:style-name="P5">// Situação em que usar o operador ternário não faz muito sentido:</text:p>
      <text:p text:style-name="P5">const checkIfElse = (fruit) =&gt; {</text:p>
      <text:p text:style-name="P5"><text:s text:c="2"/>if (fruit === `maçã`) {</text:p>
      <text:p text:style-name="P5"><text:s text:c="4"/>return `Essa fruta é vermelha`;</text:p>
      <text:p text:style-name="P5"><text:s text:c="2"/>} else if (fruit === `banana`) {</text:p>
      <text:p text:style-name="P5"><text:s text:c="4"/>return `Esta fruta é amarela`;</text:p>
      <text:p text:style-name="P5"><text:s text:c="2"/>} else {</text:p>
      <text:p text:style-name="P5"><text:s text:c="4"/>return `Não sei a cor`;</text:p>
      <text:p text:style-name="P5"><text:s text:c="2"/>}</text:p>
      <text:p text:style-name="P5">};</text:p>
      <text:p text:style-name="P5"/>
      <text:p text:style-name="P5">const checkTernary = (fruit === `maçã`) ? `Essa fruta é vermelha` </text:p>
      <text:p text:style-name="P5"><text:s text:c="2"/>: ((fruit === `banana`) ? `Esta fruta é amarela` : `Não sei a cor`);</text:p>
      <text:p text:style-name="P5"/>
      <text:p text:style-name="P7"><text:soft-page-break/>// Aninhar operadores <text:s/>ternários, como no exemplo acima, não é uma boa prática,</text:p>
      <text:p text:style-name="P7">// pois torna o seu código truncado e difícil de ler, tirando todo o sentido de um</text:p>
      <text:p text:style-name="P7">// operador cujo objetivo é facilitar a sua vida e a da pessoa que lerá seu código</text:p>
      <text:p text:style-name="P7">// no futuro!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1:57:56.007167207</meta:creation-date>
    <dc:date>2021-05-08T12:08:34.047384584</dc:date>
    <meta:editing-duration>PT10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5" meta:word-count="449" meta:character-count="2803" meta:non-whitespace-character-count="2381"/>
  </office:meta>
</office:document-meta>
</file>